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textarea-vertical-align="top" fo:min-height="19.73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7.9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fill-color="#ffffff" draw:textarea-vertical-align="top" fo:min-height="17.935cm"/>
    </style:style>
    <style:style style:name="pr6" style:family="presentation" style:parent-style-name="Default-subtitle">
      <style:graphic-properties draw:fill-color="#ffffff" draw:textarea-vertical-align="top" fo:min-height="19.483cm"/>
    </style:style>
    <style:style style:name="pr7" style:family="presentation" style:parent-style-name="Default-subtitle">
      <style:graphic-properties draw:fill-color="#ffffff" draw:textarea-vertical-align="top" fo:min-height="19.026cm"/>
    </style:style>
    <style:style style:name="pr8" style:family="presentation" style:parent-style-name="Default-subtitle">
      <style:graphic-properties draw:fill-color="#ffffff" draw:textarea-vertical-align="top" fo:min-height="20.771cm"/>
    </style:style>
    <style:style style:name="pr9" style:family="presentation" style:parent-style-name="Default-subtitle">
      <style:graphic-properties draw:fill-color="#ffffff" draw:textarea-vertical-align="top" fo:min-height="18.145cm"/>
    </style:style>
    <style:style style:name="P1" style:family="paragraph">
      <style:paragraph-properties style:text-autospace="none"/>
    </style:style>
    <style:style style:name="P2" style:family="paragraph">
      <style:paragraph-properties fo:text-align="start" style:text-autospace="none"/>
    </style:style>
    <style:style style:name="P3" style:family="paragraph">
      <style:paragraph-properties fo:margin-top="0.102cm" fo:margin-bottom="0.102cm" fo:text-align="start"/>
    </style:style>
    <style:style style:name="P4" style:family="paragraph">
      <style:paragraph-properties fo:text-align="start"/>
      <style:text-properties fo:font-family="'Times New Roman'" style:font-family-generic="roman" style:font-pitch="variable" fo:font-size="22pt" style:font-size-asian="22pt" style:font-size-complex="22pt"/>
    </style:style>
    <style:style style:name="P5" style:family="paragraph">
      <style:paragraph-properties fo:text-align="start" style:text-autospace="none"/>
      <style:text-properties fo:color="#000000" fo:font-family="'Times New Roman'" style:font-style-name="Bold" style:font-family-generic="roman" style:font-pitch="variable" fo:font-size="22pt" fo:font-weight="bold" style:font-family-asian="TimesNewRomanPS-BoldMT" style:font-size-asian="22pt" style:font-weight-asian="bold" style:font-family-complex="TimesNewRomanPS-BoldMT" style:font-size-complex="22pt" style:font-weight-complex="bold"/>
    </style:style>
    <style:style style:name="P6" style:family="paragraph">
      <style:paragraph-properties fo:text-align="start"/>
      <style:text-properties fo:font-family="'Times New Roman'" style:font-style-name="Bold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start"/>
    </style:style>
    <style:style style:name="T1" style:family="text">
      <style:text-properties fo:color="#000000" fo:font-family="TimesNewRomanPSMT" style:font-family-generic="roman" fo:font-size="10pt" style:font-family-asian="TimesNewRomanPSMT" style:font-family-generic-asian="roman" style:font-size-asian="10pt" style:font-family-complex="TimesNewRomanPSMT" style:font-family-generic-complex="roman" style:font-size-complex="5.69999980926514pt"/>
    </style:style>
    <style:style style:name="T2" style:family="text">
      <style:text-properties fo:color="#9999ff" fo:font-family="'Times New Roman'" style:font-family-generic="roman" style:font-pitch="variable" fo:font-size="32pt" style:font-family-asian="TimesNewRomanPSMT" style:font-family-generic-asian="roman" style:font-size-asian="32pt" style:font-family-complex="TimesNewRomanPSMT" style:font-family-generic-complex="roman" style:font-size-complex="32pt"/>
    </style:style>
    <style:style style:name="T3" style:family="text">
      <style:text-properties fo:color="#9999ff" style:text-outline="false" style:text-line-through-style="none" fo:font-family="TimesNewRomanPSMT" style:font-family-generic="roman" fo:font-size="32pt" fo:font-style="normal" fo:text-shadow="none" style:text-underline-style="none" fo:font-weight="normal" style:letter-kerning="true" style:font-family-asian="TimesNewRomanPSMT" style:font-family-generic-asian="roman" style:font-size-asian="32pt" style:font-style-asian="normal" style:font-weight-asian="normal" style:font-family-complex="TimesNewRomanPSMT" style:font-family-generic-complex="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9999ff" style:text-outline="false" style:text-line-through-style="none" fo:font-family="TimesNewRomanPSMT" style:font-family-generic="roman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text-outline="false" style:text-line-through-style="none" fo:font-family="TimesNewRomanPSMT" style:font-family-generic="roman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a" style:text-outline="false" style:text-line-through-style="none" fo:font-family="TimesNewRomanPSMT" style:font-family-generic="roman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3333" style:text-outline="false" style:text-line-through-style="none" fo:font-family="TimesNewRomanPSMT" style:font-family-generic="roman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6600" style:text-outline="false" style:text-line-through-style="none" fo:font-family="TimesNewRomanPSMT" style:font-family-generic="roman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TimesNewRomanPSMT" style:font-family-generic="roman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'Times New Roman'" style:font-family-generic="roman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a" style:text-outline="false" style:text-line-through-style="none" fo:font-family="'Times New Roman'" style:font-family-generic="roman" style:font-pitch="variable" fo:font-size="22pt" fo:font-style="normal" fo:text-shadow="none" style:text-underline-style="none" fo:font-weight="bold" style:letter-kerning="true" style:font-family-asian="TimesNewRomanPS-BoldMT" style:font-size-asian="22pt" style:font-style-asian="normal" style:font-weight-asian="bold" style:font-family-complex="TimesNewRomanPS-BoldMT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'Times New Roman'" style:font-family-generic="roman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0000" style:text-outline="false" style:text-line-through-style="none" fo:font-family="'Times New Roman'" style:font-family-generic="roman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a" style:text-outline="false" style:text-line-through-style="none" fo:font-family="'Times New Roman'" style:font-family-generic="roman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fo:font-family="'Times New Roman'" style:font-family-generic="roman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16" style:family="text">
      <style:text-properties fo:color="#00000a" fo:font-family="'Times New Roman'" style:font-family-generic="roman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17" style:family="text">
      <style:text-properties fo:color="#272727" fo:font-family="'Times New Roman'" style:font-family-generic="roman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18" style:family="text">
      <style:text-properties fo:color="#272727" fo:font-family="'Times New Roman'" style:font-family-generic="roman" style:font-pitch="variable" fo:font-size="22pt" fo:font-weight="bold" style:font-family-asian="TimesNewRomanPS-BoldMT" style:font-size-asian="22pt" style:font-weight-asian="bold" style:font-family-complex="TimesNewRomanPS-BoldMT" style:font-size-complex="22pt" style:font-weight-complex="bold"/>
    </style:style>
    <style:style style:name="T19" style:family="text">
      <style:text-properties fo:color="#00000a" style:text-outline="false" style:text-line-through-style="none" fo:font-family="'Times New Roman'" style:font-family-generic="roman" style:font-pitch="variable" fo:font-size="22pt" fo:font-style="normal" fo:text-shadow="none" style:text-underline-style="none" fo:font-weight="normal" style:letter-kerning="true" style:font-family-asian="TimesNewRomanPS-BoldMT" style:font-size-asian="22pt" style:font-style-asian="normal" style:font-weight-asian="normal" style:font-family-complex="TimesNewRomanPS-BoldMT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a" style:text-outline="false" style:text-line-through-style="none" fo:font-family="TimesNewRomanPSMT" style:font-family-generic="roman" fo:font-size="15pt" fo:font-style="normal" fo:text-shadow="none" style:text-underline-style="none" fo:font-weight="normal" style:letter-kerning="true" style:font-family-asian="TimesNewRomanPSMT" style:font-family-generic-asian="roman" style:font-size-asian="15pt" style:font-style-asian="normal" style:font-weight-asian="normal" style:font-family-complex="TimesNewRomanPSMT" style:font-family-generic-complex="roman" style:font-size-complex="8.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0000" style:text-outline="false" style:text-line-through-style="none" fo:font-family="'Times New Roman'" style:font-style-name="Bold" style:font-family-generic="roman" style:font-pitch="variable" fo:font-size="22pt" fo:font-style="normal" fo:text-shadow="none" style:text-underline-style="none" fo:font-weight="bold" style:letter-kerning="true" style:font-family-asian="TimesNewRomanPS-BoldMT" style:font-size-asian="22pt" style:font-style-asian="normal" style:font-weight-asian="bold" style:font-family-complex="TimesNewRomanPS-BoldMT" style:font-size-complex="2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'Times New Roman'" style:font-style-name="Bold" style:font-family-generic="roman" style:font-pitch="variable" fo:font-size="22pt" fo:font-style="normal" fo:text-shadow="none" style:text-underline-style="none" fo:font-weight="bold" style:letter-kerning="true" style:font-family-asian="TimesNewRomanPS-BoldMT" style:font-size-asian="22pt" style:font-style-asian="normal" style:font-weight-asian="bold" style:font-family-complex="TimesNewRomanPS-BoldMT" style:font-size-complex="2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a" style:text-outline="false" style:text-line-through-style="none" fo:font-family="'Times New Roman'" style:font-style-name="Bold" style:font-family-generic="roman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a" style:text-outline="false" style:text-line-through-style="none" fo:font-family="'Times New Roman'" style:font-style-name="Bold" style:font-family-generic="roman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a" style:text-outline="false" style:text-line-through-style="none" fo:font-family="'Times New Roman'" style:font-style-name="Bold" style:font-family-generic="roman" style:font-pitch="variable" fo:font-size="22pt" fo:font-style="normal" fo:text-shadow="none" style:text-underline-style="none" fo:font-weight="bold" style:letter-kerning="true" style:font-family-asian="TimesNewRomanPS-BoldMT" style:font-size-asian="22pt" style:font-style-asian="normal" style:font-weight-asian="bold" style:font-family-complex="TimesNewRomanPS-BoldMT" style:font-size-complex="2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'Times New Roman'" style:font-style-name="Bold" style:font-family-generic="roman" style:font-pitch="variable" fo:font-size="22pt" fo:font-style="normal" fo:text-shadow="none" style:text-underline-style="none" fo:font-weight="normal" style:letter-kerning="true" style:font-family-asian="TimesNewRomanPS-BoldMT" style:font-size-asian="22pt" style:font-style-asian="normal" style:font-weight-asian="normal" style:font-family-complex="TimesNewRomanPS-BoldMT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3333" style:text-outline="false" style:text-line-through-style="none" fo:font-family="'Times New Roman'" style:font-style-name="Bold" style:font-family-generic="roman" style:font-pitch="variable" fo:font-size="22pt" fo:font-style="normal" fo:text-shadow="none" style:text-underline-style="none" fo:font-weight="bold" style:letter-kerning="true" style:font-family-asian="TimesNewRomanPS-BoldMT" style:font-size-asian="22pt" style:font-style-asian="normal" style:font-weight-asian="bold" style:font-family-complex="TimesNewRomanPS-BoldMT" style:font-size-complex="2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fo:font-family="'Times New Roman'" style:font-family-generic="roman" style:font-pitch="variable" fo:font-size="22pt" fo:font-style="normal" fo:text-shadow="none" style:text-underline-style="none" fo:font-weight="normal" style:letter-kerning="true" style:font-family-asian="TimesNewRomanPS-BoldMT" style:font-size-asian="22pt" style:font-style-asian="normal" style:font-weight-asian="normal" style:font-family-complex="TimesNewRomanPS-BoldMT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3333" style:text-outline="false" style:text-line-through-style="none" fo:font-family="'Times New Roman'" style:font-family-generic="roman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fo:font-family="'Times New Roman'" style:font-family-generic="roman" style:font-pitch="variable" fo:font-size="22pt" fo:font-style="normal" fo:text-shadow="none" style:text-underline-style="none" fo:font-weight="bold" style:letter-kerning="true" style:font-family-asian="TimesNewRomanPS-BoldMT" style:font-size-asian="22pt" style:font-style-asian="normal" style:font-weight-asian="bold" style:font-family-complex="TimesNewRomanPS-BoldMT" style:font-size-complex="2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0000" fo:font-family="'Times New Roman'" style:font-style-name="Bold" style:font-family-generic="roman" style:font-pitch="variable" fo:font-size="22pt" fo:font-weight="normal" style:font-family-asian="TimesNewRomanPS-BoldMT" style:font-size-asian="22pt" style:font-weight-asian="normal" style:font-family-complex="TimesNewRomanPS-BoldMT" style:font-size-complex="22pt" style:font-weight-complex="normal"/>
    </style:style>
    <style:style style:name="T32" style:family="text">
      <style:text-properties fo:color="#000000" fo:font-family="'Times New Roman'" style:font-style-name="Bold" style:font-family-generic="roman" style:font-pitch="variable" fo:font-size="22pt" fo:font-weight="normal" style:font-family-asian="TimesNewRomanPS-BoldMT" style:font-size-asian="22pt" style:font-weight-asian="normal" style:font-family-complex="TimesNewRomanPS-BoldMT" style:font-size-complex="22pt" style:font-weight-complex="normal"/>
    </style:style>
    <style:style style:name="T33" style:family="text">
      <style:text-properties fo:color="#ff3333" fo:font-family="'Times New Roman'" style:font-style-name="Bold" style:font-family-generic="roman" style:font-pitch="variable" fo:font-size="22pt" fo:font-weight="normal" style:font-family-asian="TimesNewRomanPS-BoldMT" style:font-size-asian="22pt" style:font-weight-asian="normal" style:font-family-complex="TimesNewRomanPS-BoldMT" style:font-size-complex="22pt" style:font-weight-complex="normal"/>
    </style:style>
    <style:style style:name="T34" style:family="text">
      <style:text-properties fo:color="#ff0000" fo:font-family="'Times New Roman'" style:font-family-generic="roman" style:font-pitch="variable" fo:font-size="22pt" fo:font-weight="normal" style:font-family-asian="TimesNewRomanPSMT" style:font-family-generic-asian="roman" style:font-size-asian="22pt" style:font-weight-asian="normal" style:font-family-complex="TimesNewRomanPSMT" style:font-family-generic-complex="roman" style:font-size-complex="22pt" style:font-weight-complex="normal"/>
    </style:style>
    <style:style style:name="T35" style:family="text">
      <style:text-properties fo:color="#000000" fo:font-family="'Times New Roman'" style:font-family-generic="roman" style:font-pitch="variable" fo:font-size="22pt" fo:font-weight="normal" style:font-family-asian="TimesNewRomanPSMT" style:font-family-generic-asian="roman" style:font-size-asian="22pt" style:font-weight-asian="normal" style:font-family-complex="TimesNewRomanPSMT" style:font-family-generic-complex="roman" style:font-size-complex="22pt" style:font-weight-complex="normal"/>
    </style:style>
    <style:style style:name="T36" style:family="text">
      <style:text-properties fo:color="#ff0000" fo:font-family="'Times New Roman'" style:font-family-generic="roman" style:font-pitch="variable" fo:font-size="22pt" fo:font-weight="bold" style:font-family-asian="TimesNewRomanPS-BoldMT" style:font-size-asian="22pt" style:font-weight-asian="bold" style:font-family-complex="TimesNewRomanPS-BoldMT" style:font-size-complex="22pt" style:font-weight-complex="bold"/>
    </style:style>
    <style:style style:name="T37" style:family="text">
      <style:text-properties fo:color="#000000" fo:font-family="'Times New Roman'" style:font-family-generic="roman" style:font-pitch="variable" fo:font-size="22pt" fo:font-weight="bold" style:font-family-asian="TimesNewRomanPS-BoldMT" style:font-size-asian="22pt" style:font-weight-asian="bold" style:font-family-complex="TimesNewRomanPS-BoldMT" style:font-size-complex="22pt" style:font-weight-complex="bold"/>
    </style:style>
    <style:style style:name="T38" style:family="text">
      <style:text-properties fo:color="#000000" fo:font-family="'Times New Roman'" style:font-family-generic="roman" style:font-pitch="variable" fo:font-size="22pt" fo:font-weight="normal" style:font-family-asian="TimesNewRomanPS-BoldMT" style:font-size-asian="22pt" style:font-weight-asian="normal" style:font-family-complex="TimesNewRomanPS-BoldMT" style:font-size-complex="22pt" style:font-weight-complex="normal"/>
    </style:style>
    <style:style style:name="T39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40" style:family="text">
      <style:text-properties fo:color="#000000" fo:font-family="'Times New Roman'" style:font-family-generic="roman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41" style:family="text">
      <style:text-properties fo:color="#000000" fo:font-family="'Times New Roman'" style:font-family-generic="roman" style:font-pitch="variable" fo:font-size="22pt" fo:font-weight="bold" style:font-family-asian="TimesNewRomanPSMT" style:font-family-generic-asian="roman" style:font-size-asian="22pt" style:font-weight-asian="bold" style:font-family-complex="TimesNewRomanPSMT" style:font-family-generic-complex="roman" style:font-size-complex="22pt" style:font-weight-complex="bold"/>
    </style:style>
    <style:style style:name="T42" style:family="text">
      <style:text-properties fo:color="#00000a" fo:font-family="'Times New Roman'" style:font-family-generic="roman" style:font-pitch="variable" fo:font-size="22pt" style:font-family-asian="Wingdings-Regular" style:font-size-asian="22pt" style:font-family-complex="Wingdings-Regular" style:font-size-complex="22pt"/>
    </style:style>
    <style:style style:name="T43" style:family="text">
      <style:text-properties fo:font-family="'Times New Roman'" style:font-family-generic="roman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44" style:family="text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3" draw:layer="layout" svg:width="26.924cm" svg:height="19.737cm" svg:x="0.508cm" svg:y="0.837cm" presentation:class="subtitle" presentation:user-transformed="true">
          <draw:text-box>
            <text:p text:style-name="P1"><text:span text:style-name="T1"><text:tab/></text:span><text:span text:style-name="T1"> </text:span><text:span text:style-name="T2">Cloudera</text:span><text:span text:style-name="T3"> Cluster Installation</text:span></text:p>
            <text:p text:style-name="P1"><text:span text:style-name="T4"/></text:p>
            <text:p text:style-name="P1"><text:span text:style-name="T4"/></text:p>
            <text:p text:style-name="P2"><text:span text:style-name="T5">Operating System Required: </text:span><text:span text:style-name="T6">CentOs 6, 64bit</text:span></text:p>
            <text:p text:style-name="P2"><text:span text:style-name="T7">Requirments</text:span><text:span text:style-name="T4"> :</text:span></text:p>
            <text:p text:style-name="P2"><text:span text:style-name="T4">java 1.8.0 cloudera-manager-server cloudera-manager-agent mysql-server</text:span></text:p>
            <text:p text:style-name="P2"><text:span text:style-name="T4">python 2.6 or 2.7 for centos 6</text:span></text:p>
            <text:p text:style-name="P2"><text:span text:style-name="T8"/></text:p>
            <text:p text:style-name="P2"><text:span text:style-name="T7">Installation:</text:span></text:p>
            <text:p text:style-name="P2"><text:span text:style-name="T9"><text:a xlink:href="https://www.tecmint.com/centos-6-4-installation-guide-with-screenshots/">https://www.tecmint.com/centos-6-4-installation-guide-with-screenshots/</text:a></text:span></text:p>
            <text:p text:style-name="P2"><text:span text:style-name="T9"/></text:p>
            <text:p text:style-name="P2"><text:span text:style-name="T9"><text:tab/></text:span><text:span text:style-name="T9"><text:tab/></text:span><text:span text:style-name="T9"><text:tab/></text:span><text:span text:style-name="T9"><text:tab/></text:span><text:span text:style-name="T9">BASIC STEPS</text:span></text:p>
            <text:p text:style-name="P2"><text:span text:style-name="T9">Step 1: Create a User </text:span></text:p>
            <text:p><text:span text:style-name="T10">Create a local user in all nodes eg: 'cloud' </text:span><text:span text:style-name="T11">useradd cloud</text:span><text:span text:style-name="T10"> </text:span></text:p>
            <text:p text:style-name="P1"><text:span text:style-name="T12">passwd</text:span><text:span text:style-name="T10"> &lt;give strong complex passwd&gt;</text:span></text:p>
            <text:p text:style-name="P2"><text:span text:style-name="T10"/></text:p>
            <text:p text:style-name="P2"><text:span text:style-name="T13">Step 2</text:span><text:span text:style-name="T14">: Give sudo permission to 'cloud' user in all nodes with password less </text:span><text:span text:style-name="T10">authentication when using sudo.</text:span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2">vi /etc/sudoers</text:span></text:p>
            <text:p text:style-name="P1"><text:span text:style-name="T11">%cloud ALL=(ALL) NOPASSWD: ALL--</text:span><text:span text:style-name="T14">append this l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draw:frame presentation:style-name="pr3" draw:layer="layout" svg:width="25.199cm" svg:height="17.935cm" svg:x="1.4cm" svg:y="0.837cm" presentation:class="subtitle" presentation:user-transformed="true">
          <draw:text-box>
            <text:p text:style-name="P1"><text:span text:style-name="T2">Cloudera</text:span><text:span text:style-name="T3"> Cluster Installation</text:span></text:p>
            <text:p text:style-name="P1"><text:span text:style-name="T4"/></text:p>
            <text:p text:style-name="P1"><text:span text:style-name="T4"/></text:p>
            <text:p text:style-name="P2"><text:span text:style-name="T5">Operating System Required: </text:span><text:span text:style-name="T6">CentOs 6, 64bit</text:span></text:p>
            <text:p text:style-name="P2"><text:span text:style-name="T7">Requirments</text:span><text:span text:style-name="T4"> :</text:span></text:p>
            <text:p text:style-name="P2"><text:span text:style-name="T4">java 1.8.0 cloudera-manager-server cloudera-manager-agent mysql-server</text:span></text:p>
            <text:p text:style-name="P2"><text:span text:style-name="T4">python 2.6 or 2.7 for centos 6</text:span></text:p>
            <text:p text:style-name="P2"><text:span text:style-name="T8"/></text:p>
            <text:p text:style-name="P2"><text:span text:style-name="T7">Installation:</text:span></text:p>
            <text:p text:style-name="P2"><text:span text:style-name="T9"><text:a xlink:href="https://www.tecmint.com/centos-6-4-installation-guide-with-screenshots/">https://www.tecmint.com/centos-6-4-installation-guide-with-screenshots/</text:a></text:span></text:p>
            <text:p text:style-name="P2"><text:span text:style-name="T9"/></text:p>
            <text:p text:style-name="P2"><text:span text:style-name="T9"><text:tab/></text:span><text:span text:style-name="T9"><text:tab/></text:span><text:span text:style-name="T9"><text:tab/></text:span><text:span text:style-name="T9"><text:tab/></text:span><text:span text:style-name="T9">BASIC STEPS</text:span></text:p>
            <text:p text:style-name="P2"><text:span text:style-name="T9">Step 1: Create a User </text:span></text:p>
            <text:p><text:span text:style-name="T10">Create a local user in all nodes eg: 'cloud' </text:span><text:span text:style-name="T11">useradd cloud</text:span><text:span text:style-name="T10"> </text:span></text:p>
            <text:p text:style-name="P1"><text:span text:style-name="T12">passwd</text:span><text:span text:style-name="T10"> &lt;give strong complex passwd&gt;</text:span></text:p>
            <text:p text:style-name="P2"><text:span text:style-name="T10"/></text:p>
            <text:p text:style-name="P2"><text:span text:style-name="T13">Step 2</text:span><text:span text:style-name="T14">: Give sudo permission to 'cloud' user in all nodes with password less </text:span><text:span text:style-name="T10">authentication when using sudo.</text:span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2">vi /etc/sudoers</text:span></text:p>
            <text:p text:style-name="P1"><text:span text:style-name="T11">%cloud ALL=(ALL) NOPASSWD: ALL--</text:span><text:span text:style-name="T14">append this l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draw:frame presentation:style-name="pr5" draw:text-style-name="P4" draw:layer="layout" svg:width="25.199cm" svg:height="17.935cm" svg:x="1.4cm" svg:y="0.837cm" presentation:class="subtitle" presentation:user-transformed="true">
          <draw:text-box>
            <text:p text:style-name="P2"><text:span text:style-name="T15">Step 3.1 : </text:span><text:span text:style-name="T16">Edit these config files in all node:</text:span></text:p>
            <text:p text:style-name="P2"><text:span text:style-name="T17"/></text:p>
            <text:p text:style-name="P2"><text:span text:style-name="T17"><text:tab/></text:span><text:span text:style-name="T17">Set hostname for all node: edit vi /etc/sysconfig/network</text:span></text:p>
            <text:p text:style-name="P2"><text:span text:style-name="T17"><text:tab/></text:span><text:span text:style-name="T17">EG: </text:span><text:span text:style-name="T18">HOSTNAME=master.cdh</text:span></text:p>
            <text:p text:style-name="P2"><text:span text:style-name="T16"><text:tab/></text:span><text:span text:style-name="T16">Disable selinux: edit vi /etc/sysconfig/selinux</text:span></text:p>
            <text:p text:style-name="P2"><text:span text:style-name="T16"><text:tab/></text:span><text:span text:style-name="T16"><text:tab/></text:span><text:span text:style-name="T16"><text:tab/></text:span><text:span text:style-name="T11">selinux=disabled</text:span></text:p>
            <text:p text:style-name="P2"><text:span text:style-name="T11"/></text:p>
            <text:p text:style-name="P2"><text:span text:style-name="T11"><text:tab/></text:span><text:span text:style-name="T19">Disable iptables: type this command</text:span></text:p>
            <text:p text:style-name="P2"><text:span text:style-name="T19"><text:tab/></text:span><text:span text:style-name="T11">iptables -F</text:span></text:p>
            <text:p text:style-name="P2"><text:span text:style-name="T11"><text:tab/></text:span><text:span text:style-name="T11">chkconfig iptables stop</text:span></text:p>
            <text:p text:style-name="P2"><text:span text:style-name="T11"/></text:p>
            <text:p text:style-name="P2"><text:span text:style-name="T11"><text:s text:c="4"/></text:span><text:span text:style-name="T11">Add ipaddress,hostname,fqdn and domainname in hosts file</text:span></text:p>
            <text:p text:style-name="P1"><text:span text:style-name="T19">(Include deatails of masternode ,database node and all other datanodes)</text:span></text:p>
            <text:p text:style-name="P1"><text:span text:style-name="T19"/></text:p>
            <text:p text:style-name="P2"><text:span text:style-name="T19"><text:tab/></text:span><text:span text:style-name="T19"><text:tab/></text:span><text:span text:style-name="T19">vi /etc/hosts</text:span></text:p>
            <text:p text:style-name="P2"><text:span text:style-name="T20"><text:tab/></text:span><text:span text:style-name="T20"><text:tab/></text:span><text:span text:style-name="T20"><text:tab/></text:span><text:span text:style-name="T6">172.16.0.31</text:span><text:span text:style-name="T19"> master.cdh</text:span></text:p>
            <text:p text:style-name="P2"><text:span text:style-name="T19"><text:tab/></text:span><text:span text:style-name="T19"><text:tab/></text:span><text:span text:style-name="T19"><text:tab/></text:span><text:span text:style-name="T19">192.168.2.85 slave1.cdh</text:span></text:p>
            <text:p text:style-name="P2"><text:span text:style-name="T19"><text:tab/></text:span><text:span text:style-name="T19"><text:tab/></text:span><text:span text:style-name="T19"><text:tab/></text:span><text:span text:style-name="T19">192.168.2.86 slave2.cdh</text:span></text:p>
            <text:p text:style-name="P2"><text:span text:style-name="T19"><text:tab/></text:span><text:span text:style-name="T19"><text:tab/></text:span><text:span text:style-name="T19"><text:tab/></text:span><text:span text:style-name="T19">192.168.2.88 slave3.cd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draw:frame presentation:style-name="pr6" draw:text-style-name="P5" draw:layer="layout" svg:width="26.924cm" svg:height="19.483cm" svg:x="0.508cm" svg:y="0.837cm" presentation:class="subtitle" presentation:user-transformed="true">
          <draw:text-box>
            <text:p text:style-name="P2"><text:span text:style-name="T21">Step 3.2:</text:span><text:span text:style-name="T22">Generate ssh public key ssh-keygen for cloud user(login as cloud)</text:span></text:p>
            <text:p text:style-name="P2"><text:span text:style-name="T22"/></text:p>
            <text:p text:style-name="P2"><text:span text:style-name="T22"><text:tab/></text:span><text:span text:style-name="T22"><text:tab/></text:span><text:span text:style-name="T23">open terminal</text:span><text:span text:style-name="T24">--&gt;</text:span><text:span text:style-name="T25">ssh-keygen -t rsa</text:span></text:p>
            <text:p text:style-name="P2"><text:span text:style-name="T25"><text:tab/></text:span><text:span text:style-name="T25"><text:tab/></text:span><text:span text:style-name="T26">Enter the file in which to save the</text:span></text:p>
            <text:p text:style-name="P2"><text:span text:style-name="T23"><text:tab/></text:span><text:span text:style-name="T23"><text:tab/></text:span><text:span text:style-name="T23">key(/home/cloud/.ssh/id_rsa):</text:span><text:span text:style-name="T25">&lt;Enter&gt;</text:span></text:p>
            <text:p text:style-name="P2"><text:span text:style-name="T24"><text:tab/></text:span><text:span text:style-name="T24"><text:tab/></text:span><text:span text:style-name="T23">Enter passphrase (empty for no passphrase):</text:span><text:span text:style-name="T25">&lt;Enter&gt;</text:span></text:p>
            <text:p text:style-name="P2"><text:span text:style-name="T24"><text:tab/></text:span><text:span text:style-name="T24"><text:tab/></text:span><text:span text:style-name="T23">Enter same passphrase again:</text:span><text:span text:style-name="T25">&lt;Enter&gt;</text:span></text:p>
            <text:p text:style-name="P2"><text:span text:style-name="T25"/></text:p>
            <text:p text:style-name="P2"><text:span text:style-name="T22"><text:tab/></text:span><text:span text:style-name="T22"><text:tab/></text:span><text:span text:style-name="T22">Copy this public key to all data nodes</text:span></text:p>
            <text:p text:style-name="P2"><text:span text:style-name="T22"/></text:p>
            <text:p text:style-name="P2"><text:span text:style-name="T22"><text:tab/></text:span><text:span text:style-name="T22"><text:tab/></text:span><text:span text:style-name="T22">cd /home/cloud/.ssh</text:span></text:p>
            <text:p text:style-name="P2"><text:span text:style-name="T22"><text:tab/></text:span><text:span text:style-name="T22"><text:tab/></text:span><text:span text:style-name="T22">ssh-copy-id -i id_rsa.pub hdp.master/hdp.slave1 etc</text:span></text:p>
            <text:p text:style-name="P2"><text:span text:style-name="T22"/></text:p>
            <text:p text:style-name="P2"><text:span text:style-name="T27">Step 4</text:span></text:p>
            <text:p text:style-name="P2"><text:span text:style-name="T22"><text:tab/></text:span><text:span text:style-name="T22"><text:tab/></text:span><text:span text:style-name="T26">Install python 2.6.</text:span></text:p>
            <text:p text:style-name="P2"><text:span text:style-name="T26"><text:tab/></text:span><text:span text:style-name="T26"><text:tab/></text:span><text:span text:style-name="T26">sudo yum install python.x86_64</text:span></text:p>
            <text:p text:style-name="P2"><text:span text:style-name="T26"/></text:p>
            <text:p text:style-name="P2"><text:span text:style-name="T13">Step 5:</text:span><text:span text:style-name="T28">Set repo file: Setting Up a Local Repository with No Internet Access</text:span></text:p>
            <text:p text:style-name="P2"><text:span text:style-name="T28"/></text:p>
            <text:p text:style-name="P2"><text:span text:style-name="T29">Step 5.1: </text:span><text:span text:style-name="T10">Install httpd server</text:span></text:p>
            <text:p text:style-name="P2"><text:span text:style-name="T28"><text:tab/></text:span><text:span text:style-name="T28"><text:tab/></text:span><text:span text:style-name="T28"><text:tab/></text:span><text:span text:style-name="T28">yum install http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draw:frame presentation:style-name="pr7" draw:text-style-name="P4" draw:layer="layout" svg:width="25.199cm" svg:height="19.026cm" svg:x="1.4cm" svg:y="0.837cm" presentation:class="subtitle" presentation:user-transformed="true">
          <draw:text-box>
            <text:p text:style-name="P2"><text:span text:style-name="T29">Step 5.2: </text:span><text:span text:style-name="T10">mkdir /var/www/html/rpm</text:span></text:p>
            <text:p text:style-name="P2"><text:span text:style-name="T10"><text:tab/></text:span></text:p>
            <text:p text:style-name="P2"><text:span text:style-name="T10">Download cloudera-manager-server and cloudera-manager-agent tar from this link:</text:span></text:p>
            <text:p text:style-name="P2"><text:span text:style-name="T10"><text:s text:c="11"/></text:span><text:span text:style-name="T10">https://archive.cloudera.com/cm5/redhat/6/x86_64/cm/5.14.3/RPMS/ </text:span></text:p>
            <text:p text:style-name="P2"><text:span text:style-name="T10"/></text:p>
            <text:p text:style-name="P2"><text:span text:style-name="T29">Step 6:</text:span><text:span text:style-name="T10"> </text:span><text:span text:style-name="T30">E</text:span><text:span text:style-name="T10">xtract all above tar file in /var/www/html/rpm/</text:span></text:p>
            <text:p text:style-name="P1"><text:span text:style-name="T10"/></text:p>
            <text:p text:style-name="P2"><text:span text:style-name="T29">Step 7: </text:span><text:span text:style-name="T10">Create repo using the createrepo command.</text:span></text:p>
            <text:p text:style-name="P2"><text:span text:style-name="T10"><text:tab/></text:span><text:span text:style-name="T10"><text:tab/></text:span><text:span text:style-name="T10">createrepo /var/www/html/rpm</text:span></text:p>
            <text:p text:style-name="P2"><text:span text:style-name="T10"/></text:p>
            <text:p text:style-name="P2"><text:span text:style-name="T13">Step 8: </text:span><text:span text:style-name="T10">Install Java using yum:</text:span></text:p>
            <text:p text:style-name="P2"><text:span text:style-name="T10"><text:tab/></text:span><text:span text:style-name="T10"> <text:s/></text:span><text:span text:style-name="T10">yum install oracle-j2sdk1.7</text:span></text:p>
            <text:p text:style-name="P2"><text:span text:style-name="T10"><text:tab/></text:span><text:span text:style-name="T10"> <text:s/></text:span><text:span text:style-name="T10">or</text:span></text:p>
            <text:p text:style-name="P2"><text:span text:style-name="T10"><text:tab/></text:span><text:span text:style-name="T10"> <text:s/></text:span><text:span text:style-name="T10">Install using tar</text:span></text:p>
            <text:p text:style-name="P2"><text:span text:style-name="T10"><text:tab/></text:span><text:span text:style-name="T10"> <text:s/></text:span><text:span text:style-name="T10">Set</text:span></text:p>
            <text:p text:style-name="P2"><text:span text:style-name="T10"><text:tab/></text:span><text:span text:style-name="T10"> <text:s/></text:span><text:span text:style-name="T10">export JAVA_HOME=&lt;java path&gt;</text:span></text:p>
            <text:p text:style-name="P2"><text:span text:style-name="T10"><text:tab/></text:span><text:span text:style-name="T10"> <text:s/></text:span><text:span text:style-name="T10">export PATH=$PATH:&lt;java path&gt;</text:span></text:p>
            <text:p text:style-name="P2"><text:span text:style-name="T10"><text:tab/></text:span><text:span text:style-name="T10"> <text:s/></text:span><text:span text:style-name="T10">save and type this command:</text:span></text:p>
            <text:p text:style-name="P2"><text:span text:style-name="T10"><text:s text:c="8"/></text:span><text:span text:style-name="T10">source /etc/.bashrc</text:span></text:p>
            <text:p text:style-name="P2"><text:span text:style-name="T10"><text:tab/></text:span></text:p>
            <text:p text:style-name="P2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draw:frame presentation:style-name="pr8" draw:text-style-name="P6" draw:layer="layout" svg:width="25.199cm" svg:height="20.771cm" svg:x="1.4cm" svg:y="0.837cm" presentation:class="subtitle" presentation:user-transformed="true">
          <draw:text-box>
            <text:p text:style-name="P2"><text:span text:style-name="T31"><text:tab/></text:span><text:span text:style-name="T32">FOR SLAVE NODES</text:span></text:p>
            <text:p text:style-name="P2"><text:span text:style-name="T31">Step 9:</text:span><text:span text:style-name="T32">Install cloudera Agent Packages</text:span></text:p>
            <text:p text:style-name="P2"><text:span text:style-name="T32"><text:tab/></text:span><text:span text:style-name="T32"> <text:s text:c="4"/></text:span><text:span text:style-name="T32">yum install cloudera-manager-agent</text:span></text:p>
            <text:p text:style-name="P2"><text:span text:style-name="T32"/></text:p>
            <text:p text:style-name="P2"><text:span text:style-name="T33">Step10:</text:span><text:span text:style-name="T32">Edit the file </text:span></text:p>
            <text:p text:style-name="P2"><text:span text:style-name="T32"><text:tab/></text:span><text:span text:style-name="T32"> <text:s text:c="6"/></text:span><text:span text:style-name="T32">/etc/cloudera-scm-agent/config.ini</text:span></text:p>
            <text:p text:style-name="P2"><text:span text:style-name="T32"><text:tab/></text:span><text:span text:style-name="T32"><text:tab/></text:span><text:span text:style-name="T32">Set </text:span><text:span text:style-name="T32"><text:tab/></text:span><text:span text:style-name="T32">server_host=&lt;ip address of the server&gt;</text:span></text:p>
            <text:p text:style-name="P2"><text:span text:style-name="T32"/></text:p>
            <text:p text:style-name="P2"><text:span text:style-name="T32"><text:tab/></text:span><text:span text:style-name="T32">FOR MASTER NODE</text:span></text:p>
            <text:p text:style-name="P2"><text:span text:style-name="T33">Step11:</text:span><text:span text:style-name="T32">Install cloudera-manager-server</text:span></text:p>
            <text:p text:style-name="P2"><text:span text:style-name="T32"><text:tab/></text:span><text:span text:style-name="T32"> <text:s text:c="5"/></text:span><text:span text:style-name="T32">yum install cloudera-manager-server</text:span></text:p>
            <text:p text:style-name="P2"><text:span text:style-name="T32"/></text:p>
            <text:p text:style-name="P2"><text:span text:style-name="T34">Step 12:</text:span><text:span text:style-name="T35">install mysql JDBC</text:span></text:p>
            <text:p text:style-name="P2"><text:span text:style-name="T35">yum install mysql-connector-java\</text:span></text:p>
            <text:p text:style-name="P2"><text:span text:style-name="T35"/></text:p>
            <text:p text:style-name="P2"><text:span text:style-name="T36">Step 13</text:span><text:span text:style-name="T37">:</text:span><text:span text:style-name="T38">Install mysql-server</text:span></text:p>
            <text:p text:style-name="P2"><text:span text:style-name="T35"><text:tab/></text:span><text:span text:style-name="T35"><text:tab/></text:span><text:span text:style-name="T35"> </text:span><text:span text:style-name="T35">yum install mysql-server</text:span></text:p>
            <text:p text:style-name="P2"><text:span text:style-name="T35"><text:tab/></text:span><text:span text:style-name="T35"><text:tab/></text:span><text:span text:style-name="T35"> </text:span><text:span text:style-name="T35">service mysqld start</text:span></text:p>
            <text:p text:style-name="P2"><text:span text:style-name="T35">then edit</text:span></text:p>
            <text:p text:style-name="P1"><text:span text:style-name="T37">NOTE: </text:span><text:span text:style-name="T35">mysql server installed on seperate machine becouse it used for backup</text:span></text:p>
            <text:p text:style-name="P1"><text:span text:style-name="T35">purpose and more good for database</text:span></text:p>
            <text:p text:style-name="P2"><text:span text:style-name="T32"><text:s text:c="13"/></text:span></text:p>
            <text:p text:style-name="P2"><text:span text:style-name="T32"/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draw:frame presentation:style-name="pr5" draw:text-style-name="P4" draw:layer="layout" svg:width="25.199cm" svg:height="17.935cm" svg:x="1.4cm" svg:y="0.837cm" presentation:class="subtitle" presentation:user-transformed="true">
          <draw:text-box>
            <text:p text:style-name="P2"><text:span text:style-name="T13">Step 13.1</text:span><text:span text:style-name="T10">: Create database for these services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2"><text:span text:style-name="T10">Activity Monitor</text:span></text:p>
                                      </text:list-item>
                                      <text:list-item>
                                        <text:p text:style-name="P2"><text:span text:style-name="T10">Reports Manager</text:span></text:p>
                                      </text:list-item>
                                      <text:list-item>
                                        <text:p text:style-name="P2"><text:span text:style-name="T10">Hive Metastore Server</text:span></text:p>
                                      </text:list-item>
                                      <text:list-item>
                                        <text:p text:style-name="P2"><text:span text:style-name="T10">Sentry Server</text:span></text:p>
                                      </text:list-item>
                                      <text:list-item>
                                        <text:p text:style-name="P2"><text:span text:style-name="T10">Cloudera navigator audit server</text:span></text:p>
                                      </text:list-item>
                                      <text:list-item>
                                        <text:p text:style-name="P2"><text:span text:style-name="T10">Cloudera navigator Metadata server 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0"/></text:p>
            <text:p text:style-name="P7"><text:span text:style-name="T10"><text:tab/></text:span><text:span text:style-name="T10"><text:tab/></text:span><text:span text:style-name="T10">Services </text:span><text:span text:style-name="T10"><text:tab/></text:span><text:span text:style-name="T10"><text:tab/></text:span><text:span text:style-name="T10"><text:tab/></text:span><text:span text:style-name="T10"><text:tab/></text:span><text:span text:style-name="T10">db name </text:span><text:span text:style-name="T10"><text:tab/></text:span><text:span text:style-name="T10"><text:tab/></text:span><text:span text:style-name="T10">db user </text:span><text:span text:style-name="T10"><text:tab/></text:span><text:span text:style-name="T10"><text:tab/></text:span><text:span text:style-name="T10">password</text:span><text:span text:style-name="T10"><text:tab/>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0">Activity Monitor</text:span><text:span text:style-name="T10"><text:tab/></text:span><text:span text:style-name="T10"> <text:s text:c="6"/>amon <text:s text:c="2"/></text:span><text:span text:style-name="T10"><text:tab/></text:span><text:span text:style-name="T10"><text:tab/></text:span><text:span text:style-name="T10"><text:tab/></text:span><text:span text:style-name="T10">amon</text:span><text:span text:style-name="T10"><text:tab/></text:span><text:span text:style-name="T10"><text:tab/></text:span><text:span text:style-name="T10">&lt;passwd&gt;</text:span></text:p>
                              </text:list-item>
                              <text:list-item>
                                <text:p text:style-name="P7"><text:span text:style-name="T10">Reports Manager</text:span><text:span text:style-name="T10"><text:tab/></text:span><text:span text:style-name="T10"><text:tab/></text:span><text:span text:style-name="T10">rman </text:span><text:span text:style-name="T10"><text:tab/></text:span><text:span text:style-name="T10"><text:tab/></text:span><text:span text:style-name="T10"><text:tab/></text:span><text:span text:style-name="T10">rman</text:span><text:span text:style-name="T10"><text:tab/></text:span><text:span text:style-name="T10"><text:tab/></text:span><text:span text:style-name="T10">&lt;passwd&gt;</text:span><text:span text:style-name="T10"><text:tab/></text:span></text:p>
                              </text:list-item>
                              <text:list-item>
                                <text:p text:style-name="P7"><text:span text:style-name="T10">Hive Metastore Server</text:span><text:span text:style-name="T10"><text:tab/></text:span><text:span text:style-name="T10">metastore</text:span><text:span text:style-name="T10"><text:tab/></text:span><text:span text:style-name="T10"><text:tab/></text:span><text:span text:style-name="T10">hive</text:span><text:span text:style-name="T10"><text:tab/></text:span><text:span text:style-name="T10"><text:tab/></text:span><text:span text:style-name="T10">&lt;passwd&gt;</text:span></text:p>
                              </text:list-item>
                              <text:list-item>
                                <text:p text:style-name="P7"><text:span text:style-name="T10">Sentry server</text:span><text:span text:style-name="T10"><text:tab/></text:span><text:span text:style-name="T10"><text:tab/></text:span><text:span text:style-name="T10"><text:tab/></text:span><text:span text:style-name="T10">sentry </text:span><text:span text:style-name="T10"><text:tab/></text:span><text:span text:style-name="T10"><text:tab/></text:span><text:span text:style-name="T10"><text:tab/></text:span><text:span text:style-name="T10">sentry</text:span><text:span text:style-name="T10"><text:tab/></text:span><text:span text:style-name="T10"><text:tab/></text:span><text:span text:style-name="T10">&lt;passwd&gt;</text:span></text:p>
                              </text:list-item>
                              <text:list-item>
                                <text:p text:style-name="P7"><text:span text:style-name="T10">Cloudera navigator <text:s text:c="8"/>nav</text:span><text:span text:style-name="T10"><text:tab/></text:span><text:span text:style-name="T10"><text:tab/></text:span><text:span text:style-name="T10"><text:tab/></text:span><text:span text:style-name="T10"><text:tab/></text:span><text:span text:style-name="T10">nav</text:span><text:span text:style-name="T10"><text:tab/></text:span><text:span text:style-name="T10"><text:tab/></text:span><text:span text:style-name="T10"><text:tab/></text:span><text:span text:style-name="T10">&lt;passwd&gt;</text:span></text:p>
                                <text:p text:style-name="P7"><text:span text:style-name="T10"><text:s text:c="6"/></text:span><text:span text:style-name="T10">audit server </text:span></text:p>
                              </text:list-item>
                              <text:list-item>
                                <text:p text:style-name="P7"><text:span text:style-name="T10">Cloudera navigator</text:span><text:span text:style-name="T10"><text:tab/></text:span><text:span text:style-name="T10"><text:tab/></text:span><text:span text:style-name="T10">navms</text:span><text:span text:style-name="T10"><text:tab/></text:span><text:span text:style-name="T10"><text:tab/></text:span><text:span text:style-name="T10"><text:tab/></text:span><text:span text:style-name="T10">navms</text:span><text:span text:style-name="T10"><text:tab/></text:span><text:span text:style-name="T10"><text:tab/></text:span><text:span text:style-name="T10">&lt;passwd&gt; </text:span></text:p>
                                <text:list>
                                  <text:list-header>
                                    <text:p text:style-name="P7"><text:span text:style-name="T10">metadata server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0"/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draw:frame presentation:style-name="pr5" draw:text-style-name="P4" draw:layer="layout" svg:width="25.199cm" svg:height="17.935cm" svg:x="1.4cm" svg:y="0.837cm" presentation:class="subtitle" presentation:user-transformed="true">
          <draw:text-box>
            <text:p text:style-name="P7"><text:span text:style-name="T39">Create the databases and grant privileges to the respective users with the following commands:</text:span></text:p>
            <text:p text:style-name="P2"><text:span text:style-name="T15"><text:tab/></text:span><text:span text:style-name="T15">syntax:</text:span></text:p>
            <text:p text:style-name="P1"><text:span text:style-name="T40">CREATE USER 'user'@'localhost' IDENTIFIED BY 'passwd';</text:span></text:p>
            <text:p text:style-name="P1"><text:span text:style-name="T40">create database database DEFAULT CHARACTER SET utf8;</text:span></text:p>
            <text:p text:style-name="P1"><text:span text:style-name="T40">GRANT ALL PRIVILEGES on &lt;db&gt;.* TO 'user'@'%'</text:span></text:p>
            <text:p text:style-name="P1"><text:span text:style-name="T40">IDENTIFIED BY 'passwd';</text:span></text:p>
            <text:p text:style-name="P1"><text:span text:style-name="T40"/></text:p>
            <text:p text:style-name="P2"><text:span text:style-name="T40">Start the cloudera-manager-server in the master node.</text:span></text:p>
            <text:p text:style-name="P2"><text:span text:style-name="T40"><text:tab/></text:span><text:span text:style-name="T40"><text:tab/></text:span><text:span text:style-name="T40"> </text:span><text:span text:style-name="T41">/etc/init.d/cloudera-scm-server start</text:span></text:p>
            <text:p text:style-name="P2"><text:span text:style-name="T41"/></text:p>
            <text:p text:style-name="P2"><text:span text:style-name="T35">Start</text:span><text:span text:style-name="T41"> </text:span><text:span text:style-name="T35">cloudera-manager-agent in the slave nodes.</text:span></text:p>
            <text:p text:style-name="P2"><text:span text:style-name="T35"/></text:p>
            <text:p text:style-name="P2"><text:span text:style-name="T34">Step 14:</text:span><text:span text:style-name="T35">Log into the cdh Admin Console</text:span></text:p>
            <text:p text:style-name="P2"><text:span text:style-name="T35"><text:tab/></text:span><text:span text:style-name="T35"><text:tab/></text:span><text:span text:style-name="T35">http://&lt;ip of server&gt;:7180</text:span></text:p>
            <text:p text:style-name="P2"><text:span text:style-name="T34"><text:tab/></text:span><text:span text:style-name="T34"><text:tab/></text:span><text:span text:style-name="T34">Default:</text:span><text:span text:style-name="T35">username=admin</text:span></text:p>
            <text:p text:style-name="P2"><text:span text:style-name="T35"><text:tab/></text:span><text:span text:style-name="T35"><text:tab/></text:span><text:span text:style-name="T35">password=admin</text:span></text:p>
            <text:p text:style-name="P2"><text:span text:style-name="T35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draw:frame presentation:style-name="pr9" draw:text-style-name="P4" draw:layer="layout" svg:width="25.199cm" svg:height="18.145cm" svg:x="1.4cm" svg:y="0.837cm" presentation:class="subtitle" presentation:user-transformed="true">
          <draw:text-box>
            <text:p text:style-name="P2"><text:span text:style-name="T15">Step 16:</text:span><text:span text:style-name="T40">Web based steps</text:span></text:p>
            <text:p text:style-name="P2"><text:span text:style-name="T40"><text:tab/></text:span><text:span text:style-name="T40"><text:tab/></text:span><text:span text:style-name="T40">Give Cluster Name=test</text:span></text:p>
            <text:p text:style-name="P2"><text:span text:style-name="T40"><text:tab/></text:span><text:span text:style-name="T40"><text:tab/></text:span><text:span text:style-name="T40">Set local repository for redhat6 and disable other repos</text:span></text:p>
            <text:p text:style-name="P2"><text:span text:style-name="T40"><text:tab/></text:span><text:span text:style-name="T40"><text:tab/></text:span><text:span text:style-name="T40">Add all target hosts. Eg=master.cdh slave1.cdh etc</text:span></text:p>
            <text:p text:style-name="P2"><text:span text:style-name="T40"><text:tab/></text:span><text:span text:style-name="T40"><text:tab/></text:span><text:span text:style-name="T40">A</text:span><text:span text:style-name="T16">dd ssh private key(/home/cloud/.ssh/id_rsa) of</text:span></text:p>
            <text:p text:style-name="P2"><text:span text:style-name="T42"><text:tab/></text:span><text:span text:style-name="T42"><text:tab/></text:span><text:span text:style-name="T42"> </text:span><text:span text:style-name="T16">cloud user in master then click register and confirm</text:span></text:p>
            <text:p text:style-name="P2"><text:span text:style-name="T16"/></text:p>
            <text:p text:style-name="P2"><text:span text:style-name="T15">Step 17:</text:span><text:span text:style-name="T40">add services→give mysql db details to hive and oozie-&gt;continue</text:span></text:p>
            <text:p text:style-name="P1"><text:span text:style-name="T40">Deploy and Finish</text:span></text:p>
            <text:p text:style-name="P1"><text:span text:style-name="T40"/></text:p>
            <text:p text:style-name="P2"><text:span text:style-name="T40"/></text:p>
            <text:p text:style-name="P1"><text:span text:style-name="T43">Warning:The following hosts have Transparent Huge Pages (THP) enabled.</text:span></text:p>
            <text:p text:style-name="P1"><text:span text:style-name="T43">THP should be disabled to avoid potential Hadoop performance issues.</text:span></text:p>
            <text:p text:style-name="P1"><text:span text:style-name="T43">Solution: # echo never &gt; /sys/kernel/mm/redhat_transparent_hugepage/enabled</text:span></text:p>
            <text:p text:style-name="P1"><text:span text:style-name="T43"># echo never &gt; /sys/kernel/mm/redhat_transparent_hugepage/defrag</text:span></text:p>
            <text:p text:style-name="P1"><text:span text:style-name="T43"/></text:p>
            <text:p text:style-name="P2"><text:span text:style-name="T43"><text:s text:c="5"/></text:span><text:span text:style-name="T43">Warning: swappiness is set to 60. The recommended value is 10.</text:span></text:p>
            <text:p text:style-name="P2"><text:span text:style-name="T43"><text:s text:c="6"/></text:span><text:span text:style-name="T43">Solution: sysctl vm.swappiness=10</text:span></text:p>
            <text:p text:style-name="P2"><text:span text:style-name="T43"><text:s/></text:span></text:p>
            <text:p text:style-name="P1"><text:span text:style-name="T43"/></text:p>
            <text:p text:style-name="P2"><text:span text:style-name="T43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draw:frame presentation:style-name="pr5" draw:text-style-name="P4" draw:layer="layout" svg:width="25.199cm" svg:height="17.935cm" svg:x="1.4cm" svg:y="0.837cm" presentation:class="subtitle">
          <draw:text-box>
            <text:p text:style-name="P7"><text:span text:style-name="T39"><text:tab/></text:span><text:span text:style-name="T39"><text:tab/></text:span><text:span text:style-name="T39"><text:tab/></text:span><text:span text:style-name="T39"><text:tab/></text:span><text:span text:style-name="T39">Errors faced</text:span></text:p>
            <text:p text:style-name="P7"><text:span text:style-name="T39"/></text:p>
            <text:p text:style-name="P7"><text:span text:style-name="T39">1. jdbc connection class not found issue</text:span></text:p>
            <text:p text:style-name="P7"><text:span text:style-name="T39"><text:line-break/></text:span><text:span text:style-name="T44">Solution</text:span><text:span text:style-name="T39">: extract the jdbc tar.gz file. Copy the 'mysql-connector-java-</text:span><text:span text:style-name="T39"><text:tab/></text:span><text:span text:style-name="T39"><text:tab/></text:span><text:span text:style-name="T39">5.1.46.jar' .jar file to '/usr/share/java/' and rename it to 'mysql-connector-java.jar'.</text:span></text:p>
            <text:p text:style-name="P7"><text:span text:style-name="T39"/></text:p>
            <text:p text:style-name="P7"><text:span text:style-name="T39">2. node is already handled by the cdh error</text:span></text:p>
            <text:p text:style-name="P7"><text:span text:style-name="T39"><text:s/></text:span></text:p>
            <text:p text:style-name="P7"><text:span text:style-name="T44">Solution: </text:span><text:span text:style-name="T45">remove the 'cm_guid' from the '/var/lib/cloudera-scm-agent/'</text:span></text:p>
            <text:p text:style-name="P7"><text:span text:style-name="T45"/></text:p>
            <text:p text:style-name="P7"><text:span text:style-name="T4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4T14:11:25.66</meta:creation-date>
    <meta:editing-duration>PT17H12M26S</meta:editing-duration>
    <meta:editing-cycles>24</meta:editing-cycles>
    <dc:date>2018-07-12T14:37:18.59</dc:date>
    <meta:generator>OpenOffice/4.1.3$Win32 OpenOffice.org_project/413m1$Build-9783</meta:generator>
    <meta:document-statistic meta:object-count="51"/>
  </office:meta>
</office:document-meta>
</file>